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5.992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455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Ubuntu" style:font-family-generic="swis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column table:style-name="co6" table:number-columns-repeated="1016" table:default-cell-style-name="Default"/>
        <table:table-row table:style-name="ro1">
          <table:table-cell table:style-name="ce6" office:value-type="string" calcext:value-type="string">
            <text:p>Suivi des Tâches – Éditeurs</text:p>
          </table:table-cell>
          <table:table-cell table:number-columns-repeated="4"/>
          <table:table-cell table:style-name="ce6"/>
          <table:table-cell table:number-columns-repeated="1016"/>
        </table:table-row>
        <table:table-row table:style-name="ro2">
          <table:table-cell table:style-name="ce10" office:value-type="string" calcext:value-type="string">
            <text:p>Titre de la tâche</text:p>
          </table:table-cell>
          <table:table-cell table:style-name="ce10" office:value-type="string" calcext:value-type="string">
            <text:p>Groupe assigné</text:p>
          </table:table-cell>
          <table:table-cell table:style-name="ce10" office:value-type="string" calcext:value-type="string">
            <text:p>Etat</text:p>
          </table:table-cell>
          <table:table-cell table:style-name="ce10" office:value-type="string" calcext:value-type="string">
            <text:p>Utilisateur assigné</text:p>
          </table:table-cell>
          <table:table-cell table:style-name="ce10" office:value-type="string" calcext:value-type="string">
            <text:p>Échéance</text:p>
          </table:table-cell>
          <table:table-cell table:style-name="ce10" office:value-type="string" calcext:value-type="string">
            <text:p>Titre de l’action</text:p>
          </table:table-cell>
          <table:table-cell table:style-name="ce5" table:number-columns-repeated="1016"/>
        </table:table-row>
        <table:table-row table:style-name="ro3">
          <table:table-cell table:style-name="ce3" table:formula="of:=&quot;view.real_context.Title()&quot;" office:value-type="string" office:string-value="view.real_context.Title()" calcext:value-type="string">
            <office:annotation draw:style-name="gr1" draw:text-style-name="P2" svg:width="2.899cm" svg:height="4.953cm" svg:x="6.276cm" svg:y="0.567cm" draw:caption-point-x="-0.61cm" draw:caption-point-y="1.51cm">
              <dc:creator>fngaha</dc:creator>
              <dc:date>2021-06-09T00:00:00</dc:date>
              <text:p text:style-name="P1"><text:span text:style-name="T1">do row for view in [brain.getObject().unrestrictedTraverse('@@document_generation_helper_view') for brain in brains if brain.portal_type in ('tasks')]</text:span></text:p>
            </office:annotation>
            <text:p>view.real_context.Title()</text:p>
          </table:table-cell>
          <table:table-cell table:style-name="ce3" table:formula="of:=&quot;view.display_voc('assigned_group')&quot;" office:value-type="string" office:string-value="view.display_voc('assigned_group')" calcext:value-type="string">
            <text:p>view.display_voc('assigned_group')</text:p>
          </table:table-cell>
          <table:table-cell table:style-name="ce3" table:formula="of:=&quot;view.get_state()&quot;" office:value-type="string" office:string-value="view.get_state()" calcext:value-type="string">
            <text:p>view.get_state()</text:p>
          </table:table-cell>
          <table:table-cell table:style-name="ce3" table:formula="of:=&quot;view.display_voc('assigned_user')&quot;" office:value-type="string" office:string-value="view.display_voc('assigned_user')" calcext:value-type="string">
            <text:p>view.display_voc('assigned_user')</text:p>
          </table:table-cell>
          <table:table-cell table:style-name="ce3" table:formula="of:=&quot;view.display_date('planned_end_date')&quot;" office:value-type="string" office:string-value="view.display_date('planned_end_date')" calcext:value-type="string">
            <text:p>view.display_date('planned_end_date')</text:p>
          </table:table-cell>
          <table:table-cell table:style-name="ce3" table:formula="of:=&quot;view.real_context.aq_parent.Title()&quot;" office:value-type="string" office:string-value="view.real_context.aq_parent.Title()" calcext:value-type="string">
            <text:p>view.real_context.aq_parent.Title()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0"/>
        </table:table-row>
        <table:table-row table:style-name="ro1" table:number-rows-repeated="104857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/</number:text>
      <number:month number:style="long"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1:18:18.276418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Cindy</meta:initial-creator>
    <meta:creation-date>2021-04-27T13:08:02</meta:creation-date>
    <dc:date>2021-06-11T11:21:16.623563994</dc:date>
    <meta:generator>LibreOffice/7.0.2.2$Linux_X86_64 LibreOffice_project/00$Build-2</meta:generator>
    <meta:editing-duration>P1DT7H15M41S</meta:editing-duration>
    <meta:editing-cycles>33</meta:editing-cycles>
    <meta:document-statistic meta:table-count="1" meta:cell-count="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